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list text:style-name="edu-list" text:continue-numbering="true">
              <text:list-item>
                <text:p text:style-name="edu-desc">Currently finishing BS in Software Engineering under part-time study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Achieved a 3.80 GPA for all in-person courses (Fall 2021 and later)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designed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API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(prospective)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p text:style-name="work-desc">
							Effectively communicated with customers and team members in a fast-paced environment
						</text:p>
            <text:p text:style-name="work-desc">
							Assumed different roles within the restaurant to support overall operations
						</text:p>
            <text:p text:style-name="work-desc">
							Handled cash transactions and using point-of-sale systems
						</text:p>
            <text:p text:style-name="work-desc">
							Addressed customer concerns and resolving issues in a positive and efficient manner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2-20 15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